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141.2496pt" style:use-optimal-column-width="true"/>
    </style:style>
    <style:style style:name="ACOL-2" style:family="table-column">
      <style:table-column-properties style:column-width="106.0992pt" style:use-optimal-column-width="true"/>
    </style:style>
    <style:style style:name="ACOL-3" style:family="table-column">
      <style:table-column-properties style:column-width="47.988pt" style:use-optimal-column-width="true"/>
    </style:style>
    <style:style style:name="ACOL-4" style:family="table-column">
      <style:table-column-properties style:column-width="123.6456pt" style:use-optimal-column-width="true"/>
    </style:style>
    <style:style style:name="ACOL-5" style:family="table-column">
      <style:table-column-properties style:column-width="142.4376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6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50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4" office:value-type="string">
            <text:p>Price</text:p>
          </table:table-cell>
          <table:table-cell table:style-name="ACE-2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-SMT Service</text:p>
          </table:table-cell>
          <table:table-cell table:style-name="ACE-4" office:value-type="float" office:value="4">
            <text:p>4.000 </text:p>
          </table:table-cell>
          <table:table-cell table:style-name="ACE-2" table:formula="of:=ROUND([.G2]*[.C2];2)" office:value-type="float" office:value="4">
            <text:p>4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3]*[.C3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4]*[.C4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5]*[.C5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6]*[.C6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7]*[.C7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8]*[.C8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9]*[.C9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10]*[.C1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4" table:formula="of:=0.192*1.1899999999999999" office:value-type="float" office:value="0.22847999999999999">
            <text:p>0.228 </text:p>
          </table:table-cell>
          <table:table-cell table:style-name="ACE-2" table:formula="of:=ROUND([.G11]*[.C11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RV</text:p>
          </table:table-cell>
          <table:table-cell table:style-name="ACE-4" table:formula="of:=0.254*1.1899999999999999" office:value-type="float" office:value="0.30225999999999997">
            <text:p>0.302 </text:p>
          </table:table-cell>
          <table:table-cell table:style-name="ACE-2" table:formula="of:=ROUND([.G12]*[.C12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YV</text:p>
          </table:table-cell>
          <table:table-cell table:style-name="ACE-4" table:formula="of:=0.254*1.1899999999999999" office:value-type="float" office:value="0.30225999999999997">
            <text:p>0.302 </text:p>
          </table:table-cell>
          <table:table-cell table:style-name="ACE-2" table:formula="of:=ROUND([.G13]*[.C13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301</text:p>
          </table:table-cell>
          <table:table-cell table:style-name="ACE-0" office:value-type="string">
            <text:p>ESP32-S2-WROOM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user</text:p>
          </table:table-cell>
          <table:table-cell table:style-name="ACE-0" office:value-type="string">
            <text:p>356-ESP32S2WRM320PS3</text:p>
          </table:table-cell>
          <table:table-cell table:style-name="ACE-4" table:formula="of:=1.78*1.1899999999999999" office:value-type="float" office:value="2.1181999999999999">
            <text:p>2.118 </text:p>
          </table:table-cell>
          <table:table-cell table:style-name="ACE-2" table:formula="of:=ROUND([.G14]*[.C14];2)" office:value-type="float" office:value="2.1200000000000001">
            <text:p>2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4" table:formula="of:=0.29099999999999998*1.1899999999999999" office:value-type="float" office:value="0.34628999999999999">
            <text:p>0.346 </text:p>
          </table:table-cell>
          <table:table-cell table:style-name="ACE-2" table:formula="of:=ROUND([.G15]*[.C15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4" table:formula="of:=0.29099999999999998*1.1899999999999999" office:value-type="float" office:value="0.34628999999999999">
            <text:p>0.346 </text:p>
          </table:table-cell>
          <table:table-cell table:style-name="ACE-2" table:formula="of:=ROUND([.G16]*[.C16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4" table:formula="of:=0.29099999999999998*1.1899999999999999" office:value-type="float" office:value="0.34628999999999999">
            <text:p>0.346 </text:p>
          </table:table-cell>
          <table:table-cell table:style-name="ACE-2" table:formula="of:=ROUND([.G17]*[.C17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4" table:formula="of:=0.29099999999999998*1.1899999999999999" office:value-type="float" office:value="0.34628999999999999">
            <text:p>0.346 </text:p>
          </table:table-cell>
          <table:table-cell table:style-name="ACE-2" table:formula="of:=ROUND([.G18]*[.C18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4" table:formula="of:=1.5700000000000001*1.1899999999999999" office:value-type="float" office:value="1.8683000000000001">
            <text:p>1.868 </text:p>
          </table:table-cell>
          <table:table-cell table:style-name="ACE-2" table:formula="of:=ROUND([.G19]*[.C19];2)" office:value-type="float" office:value="1.8700000000000001">
            <text:p>1.8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4" table:formula="of:=0.037999999999999999*1.1899999999999999" office:value-type="float" office:value="0.045219999999999996">
            <text:p>0.045 </text:p>
          </table:table-cell>
          <table:table-cell table:style-name="ACE-2" table:formula="of:=ROUND([.G20]*[.C20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4" table:formula="of:=0.59299999999999997*1.1899999999999999" office:value-type="float" office:value="0.70566999999999991">
            <text:p>0.706 </text:p>
          </table:table-cell>
          <table:table-cell table:style-name="ACE-2" table:formula="of:=ROUND([.G21]*[.C21];2)" office:value-type="float" office:value="0.70999999999999996">
            <text:p>0.7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</text:p>
          </table:table-cell>
          <table:table-cell table:style-name="ACE-0" office:value-type="string">
            <text:p>Housing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liver</text:p>
          </table:table-cell>
          <table:table-cell table:style-name="ACE-0"/>
          <table:table-cell table:style-name="ACE-4" office:value-type="float" office:value="6">
            <text:p>6.000 </text:p>
          </table:table-cell>
          <table:table-cell table:style-name="ACE-2" table:formula="of:=ROUND([.G22]*[.C22];2)" office:value-type="float" office:value="6">
            <text:p>6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1</text:p>
          </table:table-cell>
          <table:table-cell table:style-name="ACE-0" office:value-type="string">
            <text:p>Jump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Jumper 2,5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JUMPER 2,54 SW</text:p>
          </table:table-cell>
          <table:table-cell table:style-name="ACE-4" office:value-type="float" office:value="0.029999999999999999">
            <text:p>0.030 </text:p>
          </table:table-cell>
          <table:table-cell table:style-name="ACE-2" table:formula="of:=ROUND([.G23]*[.C23];2)" office:value-type="float" office:value="0.029999999999999999">
            <text:p>0.0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4" office:value-type="float" office:value="2.6000000000000001">
            <text:p>2.600 </text:p>
          </table:table-cell>
          <table:table-cell table:style-name="ACE-2" table:formula="of:=ROUND([.G24]*[.C24];2)" office:value-type="float" office:value="2.6000000000000001">
            <text:p>2.6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4" office:value-type="float" office:value="0.12">
            <text:p>0.120 </text:p>
          </table:table-cell>
          <table:table-cell table:style-name="ACE-2" table:formula="of:=ROUND([.G25]*[.C25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5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4" office:value-type="float" office:value="0.12">
            <text:p>0.120 </text:p>
          </table:table-cell>
          <table:table-cell table:style-name="ACE-2" table:formula="of:=ROUND([.G26]*[.C26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6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4" office:value-type="float" office:value="0.12">
            <text:p>0.120 </text:p>
          </table:table-cell>
          <table:table-cell table:style-name="ACE-2" table:formula="of:=ROUND([.G27]*[.C27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4" office:value-type="float" office:value="0.13">
            <text:p>0.130 </text:p>
          </table:table-cell>
          <table:table-cell table:style-name="ACE-2" table:formula="of:=ROUND([.G28]*[.C28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7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4" office:value-type="float" office:value="0.13">
            <text:p>0.130 </text:p>
          </table:table-cell>
          <table:table-cell table:style-name="ACE-2" table:formula="of:=ROUND([.G29]*[.C29];2)" office:value-type="float" office:value="0.13">
            <text:p>0.1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4" office:value-type="float" office:value="0.22">
            <text:p>0.220 </text:p>
          </table:table-cell>
          <table:table-cell table:style-name="ACE-2" table:formula="of:=ROUND([.G30]*[.C30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EL 5-22500KW</text:p>
          </table:table-cell>
          <table:table-cell table:style-name="ACE-4" office:value-type="float" office:value="0.22">
            <text:p>0.220 </text:p>
          </table:table-cell>
          <table:table-cell table:style-name="ACE-2" table:formula="of:=ROUND([.G31]*[.C31];2)" office:value-type="float" office:value="0.22">
            <text:p>0.2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BL 29065-100</text:p>
          </table:table-cell>
          <table:table-cell table:style-name="ACE-4" office:value-type="float" office:value="0.019900000000000001">
            <text:p>0.020 </text:p>
          </table:table-cell>
          <table:table-cell table:style-name="ACE-2" table:formula="of:=ROUND([.G32]*[.C32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4" table:formula="of:=7.2599999999999998*1.1899999999999999" office:value-type="float" office:value="8.6394000000000002">
            <text:p>8.639 </text:p>
          </table:table-cell>
          <table:table-cell table:style-name="ACE-2" table:formula="of:=ROUND([.G33]*[.C33];2)" office:value-type="float" office:value="8.6400000000000006">
            <text:p>8.64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4"/>
          <table:table-cell table:style-name="ACE-2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4"/>
          <table:table-cell table:style-name="ACE-2" table:formula="of:=SUM([.H2:.H33])" office:value-type="float" office:value="31.41">
            <text:p>31.41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4"/>
          <table:table-cell table:style-name="ACE-2"/>
          <table:table-cell table:number-columns-repeated="1016" table:style-name="ACE-0"/>
        </table:table-row>
        <table:table-row table:style-name="AROW-0" table:number-rows-repeated="2">
          <table:table-cell table:number-columns-repeated="2" table:style-name="Gnumeric-default"/>
          <table:table-cell table:number-columns-repeated="4" table:style-name="ACE-0"/>
          <table:table-cell table:style-name="ACE-4"/>
          <table:table-cell table:style-name="ACE-2"/>
          <table:table-cell table:number-columns-repeated="1016" table:style-name="ACE-0"/>
        </table:table-row>
        <table:table-row table:style-name="AROW-0" table:number-rows-repeated="2">
          <table:table-cell table:number-columns-repeated="2" table:style-name="Gnumeric-default"/>
          <table:table-cell table:number-columns-repeated="1022" table:style-name="ACE-0"/>
        </table:table-row>
        <table:table-row table:style-name="AROW-0" table:number-rows-repeated="7">
          <table:table-cell table:number-columns-repeated="2" table:style-name="Gnumeric-default"/>
          <table:table-cell table:number-columns-repeated="4" table:style-name="ACE-0"/>
          <table:table-cell table:style-name="ACE-4"/>
          <table:table-cell table:style-name="ACE-2"/>
          <table:table-cell table:number-columns-repeated="1016" table:style-name="ACE-0"/>
        </table:table-row>
        <table:table-row table:style-name="AROW-0" table:number-rows-repeated="65469">
          <table:table-cell table:number-columns-repeated="6" table:style-name="ACE-0"/>
          <table:table-cell table:style-name="ACE-4"/>
          <table:table-cell table:style-name="ACE-2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table-row table:style-name="AROW-0" table:number-rows-repeated="26">
          <table:table-cell table:number-columns-repeated="1024" table:style-name="ACE-3"/>
        </table:table-row>
        <table:named-expressions>
          <table:named-expression table:name="Sheet_Title" table:expression="of:=&quot;wfred_rev5.csv&quot;" table:base-cell-address="$'wfred_rev6.csv'.$A$1"/>
          <table:named-expression table:name="Print_Area" table:expression="of:=#REF!" table:base-cell-address="$'wfred_rev6.csv'.$A$1"/>
        </table:named-expressions>
        <gnm:selections gnm:cursor-col="0" gnm:cursor-row="27">
          <gnm:selection gnm:start-col="0" gnm:start-row="27" gnm:end-col="1" gnm:end-row="27"/>
        </gnm:selections>
      </table:table>
      <table:named-expressions>
        <table:named-range table:name="__Anonymous_Sheet_DB__0" table:cell-range-address="$'wfred_rev6.csv'.$A$1:.$AMJ$1048576" table:base-cell-address="$'wfred_rev6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2" number:grouping="false" number:min-integer-digits="1"/>
      <number:text> </number:text>
    </number:currency-style>
    <number:currency-style style:name="ND-1">
      <number:number number:decimal-places="3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wfred_rev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8-04T21:03:56Z</dc:date>
    <meta:print-date>2019-09-12T19:15:18Z</meta:print-date>
    <meta:creation-date>2019-03-14T20:07:53Z</meta:creation-date>
    <meta:editing-cycles>8</meta:editing-cycles>
    <meta:editing-duration>PT1H15M17S</meta:editing-duration>
    <meta:generator>gnumeric/1.12.49</meta:generator>
    <meta:user-defined meta:name="meta:print-date" meta:value-type="date">2019-05-04T12:59:09Z</meta:user-defined>
  </office:meta>
</office:document-meta>
</file>